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9d21" officeooo:paragraph-rsid="00019d21"/>
    </style:style>
    <style:style style:name="P2" style:family="paragraph" style:parent-style-name="Standard">
      <style:text-properties officeooo:rsid="00079eb7" officeooo:paragraph-rsid="00079eb7"/>
    </style:style>
    <style:style style:name="P3" style:family="paragraph" style:parent-style-name="Standard">
      <style:text-properties officeooo:rsid="0007ce9e" officeooo:paragraph-rsid="0007ce9e"/>
    </style:style>
    <style:style style:name="P4" style:family="paragraph" style:parent-style-name="Standard">
      <style:text-properties officeooo:rsid="0009a23c" officeooo:paragraph-rsid="0009a23c"/>
    </style:style>
    <style:style style:name="P5" style:family="paragraph" style:parent-style-name="Standard">
      <style:text-properties officeooo:rsid="000aff32" officeooo:paragraph-rsid="000aff32"/>
    </style:style>
    <style:style style:name="P6" style:family="paragraph" style:parent-style-name="Standard">
      <style:text-properties officeooo:rsid="000b024c" officeooo:paragraph-rsid="000b024c"/>
    </style:style>
    <style:style style:name="P7" style:family="paragraph" style:parent-style-name="Standard">
      <style:text-properties officeooo:rsid="000ce99d" officeooo:paragraph-rsid="000ce99d"/>
    </style:style>
    <style:style style:name="P8" style:family="paragraph" style:parent-style-name="Standard">
      <style:text-properties officeooo:rsid="000dd846" officeooo:paragraph-rsid="000dd846"/>
    </style:style>
    <style:style style:name="P9" style:family="paragraph" style:parent-style-name="Standard">
      <style:text-properties officeooo:rsid="000f12b3" officeooo:paragraph-rsid="000f12b3"/>
    </style:style>
    <style:style style:name="P10" style:family="paragraph" style:parent-style-name="Standard">
      <style:text-properties officeooo:rsid="000aff32" officeooo:paragraph-rsid="000aff32"/>
    </style:style>
    <style:style style:name="T1" style:family="text">
      <style:text-properties officeooo:rsid="0002d2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m p1.out….. crear todas las salidas esperadas</text:p>
      <text:p text:style-name="P1"/>
      <text:p text:style-name="P1">cd AcostaDaniela</text:p>
      <text:p text:style-name="P1">gcc p1.c -o p1.exe</text:p>
      <text:p text:style-name="P1">./p1.exe</text:p>
      <text:p text:style-name="P1"/>
      <text:p text:style-name="P1">para todos los ejecutables de golpe</text:p>
      <text:p text:style-name="P1">cd ..</text:p>
      <text:p text:style-name="P1"/>
      <text:p text:style-name="P1">crear script de bash</text:p>
      <text:p text:style-name="P1">vim script.sh</text:p>
      <text:p text:style-name="P1">#!/bin/bash</text:p>
      <text:p text:style-name="P1"/>
      <text:p text:style-name="P1">dar permisos</text:p>
      <text:p text:style-name="P1">chmod <text:span text:style-name="T1">+x script.sh <text:s text:c="3"/>//da permisos de execución</text:span></text:p>
      <text:p text:style-name="P2">find <text:s/>. -name "*.c*" -exec gcc {} -o {}.exe \; <text:s text:c="2"/>las llaves remplazan el nombre encontrado</text:p>
      <text:p text:style-name="P2"/>
      <text:p text:style-name="P3"><text:a xlink:type="simple" xlink:href="http://persoal.citius.usc.es/tf.pena/ASR/Tema_2html/node16.html" text:style-name="Internet_20_link" text:visited-style-name="Visited_20_Internet_20_Link">http://persoal.citius.usc.es/tf.pena/ASR/Tema_2html/node16.html</text:a></text:p>
      <text:p text:style-name="P3"/>
      <text:p text:style-name="P4">ayuda</text:p>
      <text:p text:style-name="P4"><text:a xlink:type="simple" xlink:href="https://unix.stackexchange.com/questions/12902/how-to-run-find-exec" text:style-name="Internet_20_link" text:visited-style-name="Visited_20_Internet_20_Link">https://unix.stackexchange.com/questions/12902/how-to-run-find-exec</text:a></text:p>
      <text:p text:style-name="P4"/>
      <text:p text:style-name="P5"><text:a xlink:type="simple" xlink:href="https://linuxaria.com/howto/linux-shell-how-to-use-the-exec-option-in-find-with-examples" text:style-name="Internet_20_link" text:visited-style-name="Visited_20_Internet_20_Link">https://linuxaria.com/howto/linux-shell-how-to-use-the-exec-option-in-find-with-examples</text:a></text:p>
      <text:p text:style-name="P5"/>
      <text:p text:style-name="P6">estructuras y operadores en bash</text:p>
      <text:p text:style-name="P6"><text:a xlink:type="simple" xlink:href="https://e-mc2.net/es/bash-iv-estructuras-de-control-y-bucles" text:style-name="Internet_20_link" text:visited-style-name="Visited_20_Internet_20_Link">https://e-mc2.net/es/bash-iv-estructuras-de-control-y-bucles</text:a></text:p>
      <text:p text:style-name="P6"/>
      <text:p text:style-name="P7"><text:a xlink:type="simple" xlink:href="http://www.deif.org/informatica/scripts.html" text:style-name="Internet_20_link" text:visited-style-name="Visited_20_Internet_20_Link">http://www.deif.org/informatica/scripts.html</text:a></text:p>
      <text:p text:style-name="P7"/>
      <text:p text:style-name="P8">diff, colordiff,vimdiff</text:p>
      <text:p text:style-name="P8"><text:a xlink:type="simple" xlink:href="http://www.sysadmit.com/2016/05/linux-diferencias-entre-dos-archivos.html" text:style-name="Internet_20_link" text:visited-style-name="Visited_20_Internet_20_Link">http://www.sysadmit.com/2016/05/linux-diferencias-entre-dos-archivos.html</text:a></text:p>
      <text:p text:style-name="P8"/>
      <text:p text:style-name="P9">find -name exec</text:p>
      <text:p text:style-name="P9"><text:a xlink:type="simple" xlink:href="https://books.google.com.mx/books?id=U9e6CLWQEaoC&amp;pg=PA290&amp;lpg=PA290&amp;dq=find+-name+%22%22+-exec+%2B+linux&amp;source=bl&amp;ots=n4GDxA2SkE&amp;sig=V2ZAF6HE3O0Y2GqSvsSm71dn_6s&amp;hl=es&amp;sa=X&amp;ved=0ahUKEwjH3suW2OLWAhWX3oMKHTQ9C6gQ6AEIbDAJ#v=onepage&amp;q=find%20-name%20%22%22%20-exec%20%2B%20linux&amp;f=false" text:style-name="Internet_20_link" text:visited-style-name="Visited_20_Internet_20_Link">https://books.google.com.mx/books?id=U9e6CLWQEaoC&amp;pg=PA290&amp;lpg=PA290&amp;dq=find+-name+%22%22+-exec+%2B+linux&amp;source=bl&amp;ots=n4GDxA2SkE&amp;sig=V2ZAF6HE3O0Y2GqSvsSm71dn_6s&amp;hl=es&amp;sa=X&amp;ved=0ahUKEwjH3suW2OLWAhWX3oMKHTQ9C6gQ6AEIbDAJ#v=onepage&amp;q=find%20-name%20%22%22%20-exec%20%2B%20linux&amp;f=false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09:17:59.275630994</meta:creation-date>
    <dc:date>2017-10-09T01:28:19.479654297</dc:date>
    <meta:editing-duration>PT16H40S</meta:editing-duration>
    <meta:editing-cycles>5</meta:editing-cycles>
    <meta:generator>LibreOffice/5.3.1.2$Linux_X86_64 LibreOffice_project/30m0$Build-2</meta:generator>
    <meta:document-statistic meta:table-count="0" meta:image-count="0" meta:object-count="0" meta:page-count="1" meta:paragraph-count="23" meta:word-count="72" meta:character-count="1076" meta:non-whitespace-character-count="1021"/>
  </office:meta>
</office:document-meta>
</file>